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dd2867" fo:font-weight="bold" style:font-weight-asian="bold" style:font-weight-complex="bold"/>
    </style:style>
    <style:style style:name="T2" style:family="text">
      <style:text-properties fo:color="#dd2867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d9e8f7"/>
    </style:style>
    <style:style style:name="T4" style:family="text">
      <style:text-properties fo:color="#d9e8f7" style:text-underline-style="solid" style:text-underline-width="auto" style:text-underline-color="font-color"/>
    </style:style>
    <style:style style:name="T5" style:family="text">
      <style:text-properties fo:color="#e6e6fa"/>
    </style:style>
    <style:style style:name="T6" style:family="text">
      <style:text-properties fo:color="#e6e6fa" style:text-underline-style="solid" style:text-underline-width="auto" style:text-underline-color="font-color"/>
    </style:style>
    <style:style style:name="T7" style:family="text">
      <style:text-properties fo:color="#1290c3" fo:font-weight="bold" style:font-weight-asian="bold" style:font-weight-complex="bold"/>
    </style:style>
    <style:style style:name="T8" style:family="text">
      <style:text-properties fo:color="#1290c3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f9faf4"/>
    </style:style>
    <style:style style:name="T10" style:family="text">
      <style:text-properties fo:color="#f9faf4" style:text-underline-style="solid" style:text-underline-width="auto" style:text-underline-color="font-color"/>
    </style:style>
    <style:style style:name="T11" style:family="text">
      <style:text-properties fo:color="#66e1f8"/>
    </style:style>
    <style:style style:name="T12" style:family="text">
      <style:text-properties fo:color="#66e1f8" style:text-underline-style="solid" style:text-underline-width="auto" style:text-underline-color="font-color"/>
    </style:style>
    <style:style style:name="T13" style:family="text">
      <style:text-properties fo:color="#3eabe6" fo:font-weight="bold" style:font-weight-asian="bold" style:font-weight-complex="bold"/>
    </style:style>
    <style:style style:name="T14" style:family="text">
      <style:text-properties fo:color="#626262"/>
    </style:style>
    <style:style style:name="T15" style:family="text">
      <style:text-properties fo:color="#626262" style:text-underline-style="solid" style:text-underline-width="auto" style:text-underline-color="font-color"/>
    </style:style>
    <style:style style:name="T16" style:family="text">
      <style:text-properties fo:color="#d7837f"/>
    </style:style>
    <style:style style:name="T17" style:family="text">
      <style:text-properties fo:color="#1eb540" fo:font-weight="bold" style:font-weight-asian="bold" style:font-weight-complex="bold"/>
    </style:style>
    <style:style style:name="T18" style:family="text">
      <style:text-properties fo:color="#79abff"/>
    </style:style>
    <style:style style:name="T19" style:family="text">
      <style:text-properties fo:color="#a7ec21"/>
    </style:style>
    <style:style style:name="T20" style:family="text">
      <style:text-properties fo:color="#17c6a3"/>
    </style:style>
    <style:style style:name="T21" style:family="text">
      <style:text-properties fo:color="#6897bb"/>
    </style:style>
    <style:style style:name="T22" style:family="text">
      <style:text-properties fo:color="#6897bb" style:text-underline-style="solid" style:text-underline-width="auto" style:text-underline-color="font-color"/>
    </style:style>
    <style:style style:name="T23" style:family="text">
      <style:text-properties fo:color="#8ddaf8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96ec3f" fo:font-style="italic" style:font-style-asian="italic" style:font-style-complex="italic"/>
    </style:style>
    <style:style style:name="T25" style:family="text">
      <style:text-properties fo:color="#ed7f48" fo:font-weight="bold" style:font-weight-asian="bold" style:font-weight-complex="bold"/>
    </style:style>
    <style:style style:name="T26" style:family="text">
      <style:text-properties fo:color="#ffbf26"/>
    </style:style>
    <style:style style:name="T27" style:family="text">
      <style:text-properties fo:color="#80f6a7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font-name="Consolas" fo:font-size="10pt" style:font-name-asian="Consolas" style:font-size-asian="10pt" style:font-name-complex="Consolas" style:font-size-complex="10pt"/>
    </style:style>
    <style:style style:name="T34" style:family="text">
      <style:text-properties style:font-name="Consolas" style:font-name-asian="Consolas" style:font-name-complex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8">package</text:span> assignment4;</text:p>
      <text:p text:style-name="P1"/>
      <text:p text:style-name="P1"><text:span text:style-name="T28">import</text:span> java.io.File;</text:p>
      <text:p text:style-name="P1"><text:span text:style-name="T28">import</text:span> java.io.FileNotFoundException;</text:p>
      <text:p text:style-name="P1"><text:span text:style-name="T28">import</text:span> java.io.IOException;</text:p>
      <text:p text:style-name="P1"><text:span text:style-name="T28">import</text:span> java.io.PrintWriter;</text:p>
      <text:p text:style-name="P1"><text:span text:style-name="T28">import</text:span> java.io.Writer;</text:p>
      <text:p text:style-name="P1"><text:span text:style-name="T28">import</text:span> java.util.LinkedList;</text:p>
      <text:p text:style-name="P1"><text:span text:style-name="T28">import</text:span> java.util.Scanner;</text:p>
      <text:p text:style-name="P1"><text:span text:style-name="T28">import</text:span> java.util.Stack;</text:p>
      <text:p text:style-name="P1"><text:span text:style-name="T28">import</text:span> java.util.regex.Pattern;</text:p>
      <text:p text:style-name="P1"/>
      <text:p text:style-name="P1"><text:span text:style-name="T28">public</text:span> <text:span text:style-name="T28">class</text:span> <text:span text:style-name="T28">TopoSortMonteVerde</text:span> {</text:p>
      <text:p text:style-name="P1"/>
      <text:p text:style-name="P1"><text:tab/><text:span text:style-name="T28">Scanner</text:span> scan;</text:p>
      <text:p text:style-name="P1"><text:tab/><text:span text:style-name="T28">File</text:span> outFileName;</text:p>
      <text:p text:style-name="P1"><text:tab/><text:span text:style-name="T28">Writer</text:span> writer;</text:p>
      <text:p text:style-name="P1"><text:tab/><text:span text:style-name="T28">int</text:span> numVerts, vert1, vert2, output, v;</text:p>
      <text:p text:style-name="P1"><text:tab/><text:span text:style-name="T28">int</text:span>[] inDegreeArr;</text:p>
      <text:p text:style-name="P1"><text:tab/><text:span text:style-name="T28">LinkedList</text:span>&lt;Integer&gt;[] adjList;</text:p>
      <text:p text:style-name="P1"><text:tab/><text:span text:style-name="T28">StringBuilder</text:span> testSB, outputSB;</text:p>
      <text:p text:style-name="P1"/>
      <text:p text:style-name="P1"><text:tab/><text:span text:style-name="T28">public</text:span> <text:span text:style-name="T28">TopoSortMonteVerde</text:span>(<text:span text:style-name="T28">File</text:span> inFile) <text:span text:style-name="T28">throws</text:span> <text:span text:style-name="T28">Exception</text:span> {</text:p>
      <text:p text:style-name="P1"><text:tab/><text:tab/>makeOutFile("TopoSortOutput.txt");</text:p>
      <text:p text:style-name="P1"><text:tab/><text:tab/>sort(inFile);</text:p>
      <text:p text:style-name="P1"><text:tab/>}</text:p>
      <text:p text:style-name="P1"/>
      <text:p text:style-name="P1"><text:tab/><text:span text:style-name="T28">public</text:span> <text:span text:style-name="T28">static</text:span> <text:span text:style-name="T28">void</text:span> <text:span text:style-name="T28">main</text:span>(<text:span text:style-name="T28">String</text:span> args[]) {</text:p>
      <text:p text:style-name="P1"/>
      <text:p text:style-name="P1"><text:tab/><text:tab/><text:span text:style-name="T28">try</text:span> {</text:p>
      <text:p text:style-name="P1"><text:tab/><text:tab/><text:tab/><text:span text:style-name="T28">if</text:span> (args.length &gt; 0) {</text:p>
      <text:p text:style-name="P1"><text:tab/><text:tab/><text:tab/><text:tab/><text:span text:style-name="T28">System</text:span>.<text:span text:style-name="T29">out</text:span>.println("Processing file\n");</text:p>
      <text:p text:style-name="P1"><text:tab/><text:tab/><text:tab/><text:tab/><text:span text:style-name="T28">new</text:span> TopoSortMonteVerde(<text:span text:style-name="T28">new</text:span> File(args[0]));</text:p>
      <text:p text:style-name="P1"/>
      <text:p text:style-name="P1"><text:tab/><text:tab/><text:tab/>} <text:span text:style-name="T28">else</text:span> {</text:p>
      <text:p text:style-name="P1"><text:tab/><text:tab/><text:tab/><text:tab/><text:span text:style-name="T28">System</text:span>.<text:span text:style-name="T29">out</text:span>.println("No file enteredddd.");</text:p>
      <text:p text:style-name="P1"><text:tab/><text:tab/><text:tab/><text:tab/><text:span text:style-name="T28">System</text:span>.<text:span text:style-name="T30">exit</text:span>(1);</text:p>
      <text:p text:style-name="P1"><text:tab/><text:tab/><text:tab/>}</text:p>
      <text:p text:style-name="P1"/>
      <text:p text:style-name="P1"><text:tab/><text:tab/>} <text:span text:style-name="T28">catch</text:span> (<text:span text:style-name="T28">Exception</text:span> <text:span text:style-name="T28">e</text:span>) {</text:p>
      <text:p text:style-name="P1"><text:tab/><text:tab/><text:tab/><text:span text:style-name="T28">System</text:span>.<text:span text:style-name="T29">out</text:span>.println("Fail " + e);</text:p>
      <text:p text:style-name="P1"><text:tab/><text:tab/><text:tab/>e.printStackTrace();</text:p>
      <text:p text:style-name="P1"/>
      <text:p text:style-name="P1"><text:tab/><text:tab/><text:tab/><text:span text:style-name="T28">System</text:span>.<text:span text:style-name="T30">exit</text:span>(1);</text:p>
      <text:p text:style-name="P1"><text:tab/><text:tab/>}</text:p>
      <text:p text:style-name="P1"><text:tab/>}</text:p>
      <text:p text:style-name="P1"/>
      <text:p text:style-name="P1"><text:tab/><text:span text:style-name="T28">private</text:span> <text:span text:style-name="T28">void</text:span> <text:span text:style-name="T28">createDigraph</text:span>(<text:span text:style-name="T28">File</text:span> inputFile) {</text:p>
      <text:p text:style-name="P1"><text:tab/><text:tab/><text:span text:style-name="T28">try</text:span> {</text:p>
      <text:p text:style-name="P1"><text:tab/><text:tab/><text:tab/>scan = <text:span text:style-name="T28">new</text:span> Scanner(inputFile);</text:p>
      <text:p text:style-name="P1"><text:tab/><text:tab/>} <text:span text:style-name="T28">catch</text:span> (<text:span text:style-name="T28">Exception</text:span> <text:span text:style-name="T28">e</text:span>) {</text:p>
      <text:p text:style-name="P1"><text:tab/><text:tab/><text:tab/><text:span text:style-name="T28">System</text:span>.<text:span text:style-name="T29">out</text:span>.println("Failed because" + e);</text:p>
      <text:p text:style-name="P1"><text:tab/><text:tab/><text:tab/><text:span text:style-name="T28">System</text:span>.<text:span text:style-name="T30">exit</text:span>(1);</text:p>
      <text:p text:style-name="P1"><text:tab/><text:tab/>}</text:p>
      <text:p text:style-name="P1"/>
      <text:p text:style-name="P1"><text:tab/><text:tab/>// get to end of c's in file and begin reading <text:span text:style-name="T31">ints</text:span></text:p>
      <text:p text:style-name="P1"/>
      <text:p text:style-name="P1"><text:tab/><text:tab/><text:span text:style-name="T28">Pattern</text:span> <text:span text:style-name="T28">pattern</text:span> = <text:span text:style-name="T28">Pattern</text:span>.<text:span text:style-name="T30">compile</text:span>("c");</text:p>
      <text:p text:style-name="P1"><text:soft-page-break/><text:tab/><text:tab/><text:span text:style-name="T28">while</text:span> (scan.findInLine(pattern) != <text:span text:style-name="T28">null</text:span>)</text:p>
      <text:p text:style-name="P1"><text:tab/><text:tab/><text:tab/>scan.nextLine();</text:p>
      <text:p text:style-name="P1"/>
      <text:p text:style-name="P1"><text:tab/><text:tab/>numVerts = <text:span text:style-name="T28">Integer</text:span>.<text:span text:style-name="T30">parseInt</text:span>(scan.next());</text:p>
      <text:p text:style-name="P1"><text:tab/><text:tab/>inDegreeArr = <text:span text:style-name="T28">new</text:span> <text:span text:style-name="T28">int</text:span>[numVerts + 1];</text:p>
      <text:p text:style-name="P1"><text:tab/><text:tab/>adjList = <text:span text:style-name="T32">new</text:span><text:span text:style-name="T31"> </text:span><text:span text:style-name="T32">LinkedList</text:span><text:span text:style-name="T31">[</text:span><text:span text:style-name="T31">numVerts</text:span><text:span text:style-name="T31"> </text:span><text:span text:style-name="T31">+</text:span><text:span text:style-name="T31"> </text:span><text:span text:style-name="T31">1</text:span><text:span text:style-name="T31">]</text:span>;</text:p>
      <text:p text:style-name="P1"><text:tab/><text:tab/><text:span text:style-name="T28">for</text:span> (<text:span text:style-name="T28">int</text:span> <text:span text:style-name="T28">i</text:span> = 1; i &lt;= numVerts; i++)</text:p>
      <text:p text:style-name="P1"><text:tab/><text:tab/><text:tab/>adjList[i] = <text:span text:style-name="T28">new</text:span> LinkedList&lt;Integer&gt;();</text:p>
      <text:p text:style-name="P1"/>
      <text:p text:style-name="P1"><text:tab/><text:tab/><text:span text:style-name="T28">while</text:span> (scan.hasNextInt()) {</text:p>
      <text:p text:style-name="P1"/>
      <text:p text:style-name="P1"><text:tab/><text:tab/><text:tab/>vert1 = <text:span text:style-name="T28">Integer</text:span>.<text:span text:style-name="T30">parseInt</text:span>(scan.next());</text:p>
      <text:p text:style-name="P1"><text:tab/><text:tab/><text:tab/>vert2 = <text:span text:style-name="T28">Integer</text:span>.<text:span text:style-name="T30">parseInt</text:span>(scan.next());</text:p>
      <text:p text:style-name="P1"/>
      <text:p text:style-name="P1"><text:tab/><text:tab/><text:tab/><text:span text:style-name="T28">if</text:span> (!(adjList[vert1].contains(vert2))) {</text:p>
      <text:p text:style-name="P1"><text:tab/><text:tab/><text:tab/><text:tab/>adjList[vert1].addLast(vert2);</text:p>
      <text:p text:style-name="P1"><text:tab/><text:tab/><text:tab/><text:tab/>inDegreeArr[vert2]++;</text:p>
      <text:p text:style-name="P1"><text:tab/><text:tab/><text:tab/>}</text:p>
      <text:p text:style-name="P1"><text:tab/><text:tab/>}</text:p>
      <text:p text:style-name="P1"><text:tab/>}</text:p>
      <text:p text:style-name="P1"/>
      <text:p text:style-name="P1"><text:tab/><text:span text:style-name="T28">private</text:span> <text:span text:style-name="T28">void</text:span> <text:span text:style-name="T28">sort</text:span>(<text:span text:style-name="T28">File</text:span> inputFile) {</text:p>
      <text:p text:style-name="P1"><text:tab/><text:tab/>createDigraph(inputFile);</text:p>
      <text:p text:style-name="P1"/>
      <text:p text:style-name="P1"><text:tab/><text:tab/>/*</text:p>
      <text:p text:style-name="P1"><text:tab/><text:tab/> * TEST PRINT OUTS TO VERIFY CORRECT INITIALIZATION</text:p>
      <text:p text:style-name="P1"><text:tab/><text:tab/> */</text:p>
      <text:p text:style-name="P1"/>
      <text:p text:style-name="P1"><text:tab/><text:tab/>testSB = <text:span text:style-name="T28">new</text:span> StringBuilder();</text:p>
      <text:p text:style-name="P1"/>
      <text:p text:style-name="P1"><text:tab/><text:tab/><text:span text:style-name="T28">for</text:span> (<text:span text:style-name="T28">int</text:span> <text:span text:style-name="T28">i</text:span> = 1; i &lt;= numVerts; i++) {</text:p>
      <text:p text:style-name="P1"><text:tab/><text:tab/><text:tab/>// System.out.println(i + " points to:\t" + adjList[i].toString());</text:p>
      <text:p text:style-name="P1"><text:tab/><text:tab/><text:tab/>testSB.append(i + " points to:\t" + adjList[i].toString() + <text:span text:style-name="T28">System</text:span>.<text:span text:style-name="T30">lineSeparator</text:span>());</text:p>
      <text:p text:style-name="P1"/>
      <text:p text:style-name="P1"><text:tab/><text:tab/>}</text:p>
      <text:p text:style-name="P1"/>
      <text:p text:style-name="P1"><text:tab/><text:tab/>testSB.append("InDegree Array:\t");</text:p>
      <text:p text:style-name="P1"/>
      <text:p text:style-name="P1"><text:tab/><text:tab/><text:span text:style-name="T28">for</text:span> (<text:span text:style-name="T28">int</text:span> <text:span text:style-name="T28">i</text:span> = 1; i &lt;= numVerts; i++) {</text:p>
      <text:p text:style-name="P1"><text:tab/><text:tab/><text:tab/>testSB.append("[" + i + "] = " + inDegreeArr[i] + "\t");</text:p>
      <text:p text:style-name="P1"><text:tab/><text:tab/>}</text:p>
      <text:p text:style-name="P1"/>
      <text:p text:style-name="P1"><text:tab/><text:tab/><text:span text:style-name="T28">System</text:span>.<text:span text:style-name="T29">out</text:span>.println(testSB);</text:p>
      <text:p text:style-name="P1"/>
      <text:p text:style-name="P1"><text:tab/><text:tab/>/*</text:p>
      <text:p text:style-name="P1"><text:tab/><text:tab/> * END TEST PRINTS</text:p>
      <text:p text:style-name="P1"><text:tab/><text:tab/> */</text:p>
      <text:p text:style-name="P1"/>
      <text:p text:style-name="P1"><text:tab/><text:tab/><text:span text:style-name="T28">Stack</text:span>&lt;Integer&gt; <text:span text:style-name="T28">stack</text:span> = <text:span text:style-name="T28">new</text:span> Stack&lt;Integer&gt;();</text:p>
      <text:p text:style-name="P1"/>
      <text:p text:style-name="P1"><text:tab/><text:tab/><text:span text:style-name="T28">for</text:span> (<text:span text:style-name="T28">int</text:span> <text:span text:style-name="T28">i</text:span> = 1; i &lt;= numVerts; i++) {</text:p>
      <text:p text:style-name="P1"><text:tab/><text:tab/><text:tab/><text:span text:style-name="T28">if</text:span> (inDegreeArr[i] == 0) {</text:p>
      <text:p text:style-name="P1"><text:tab/><text:tab/><text:tab/><text:tab/>stack.push(i);</text:p>
      <text:p text:style-name="P1"><text:tab/><text:tab/><text:tab/>}</text:p>
      <text:p text:style-name="P1"><text:tab/><text:tab/>}</text:p>
      <text:p text:style-name="P1"/>
      <text:p text:style-name="P1"><text:tab/><text:tab/><text:span text:style-name="T28">int</text:span> <text:span text:style-name="T28">i</text:span> = 1;</text:p>
      <text:p text:style-name="P1"><text:soft-page-break/><text:tab/><text:tab/>outputSB = <text:span text:style-name="T28">new</text:span> StringBuilder();</text:p>
      <text:p text:style-name="P1"><text:tab/><text:tab/>outputSB.append("TOPOLOGICAL SORTING:\t");</text:p>
      <text:p text:style-name="P1"/>
      <text:p text:style-name="P1"><text:tab/><text:tab/><text:span text:style-name="T28">while</text:span> (!stack.isEmpty()) {</text:p>
      <text:p text:style-name="P1"/>
      <text:p text:style-name="P1"><text:tab/><text:tab/><text:tab/>output = stack.pop();</text:p>
      <text:p text:style-name="P1"><text:tab/><text:tab/><text:tab/>outputSB.append(output + " ");</text:p>
      <text:p text:style-name="P1"/>
      <text:p text:style-name="P1"><text:tab/><text:tab/><text:tab/>i++;</text:p>
      <text:p text:style-name="P1"/>
      <text:p text:style-name="P1"><text:tab/><text:tab/><text:tab/><text:span text:style-name="T28">for</text:span> (<text:span text:style-name="T28">int</text:span> <text:span text:style-name="T28">x</text:span> = 0; x &lt; adjList[output].size(); x++) {</text:p>
      <text:p text:style-name="P1"><text:tab/><text:tab/><text:tab/><text:tab/>v = adjList[output].get(x);</text:p>
      <text:p text:style-name="P1"><text:tab/><text:tab/><text:tab/><text:tab/>inDegreeArr[v]--;</text:p>
      <text:p text:style-name="P1"><text:tab/><text:tab/><text:tab/><text:tab/><text:span text:style-name="T28">if</text:span> (inDegreeArr[v] == 0)</text:p>
      <text:p text:style-name="P1"><text:tab/><text:tab/><text:tab/><text:tab/><text:tab/>stack.push(v);</text:p>
      <text:p text:style-name="P1"><text:tab/><text:tab/><text:tab/>}</text:p>
      <text:p text:style-name="P1"><text:tab/><text:tab/>}</text:p>
      <text:p text:style-name="P1"/>
      <text:p text:style-name="P1"><text:tab/><text:tab/><text:span text:style-name="T28">if</text:span> (i &gt; numVerts) {</text:p>
      <text:p text:style-name="P1"/>
      <text:p text:style-name="P1"><text:tab/><text:tab/><text:tab/>write(testSB.toString() + <text:span text:style-name="T28">System</text:span>.<text:span text:style-name="T30">lineSeparator</text:span>());</text:p>
      <text:p text:style-name="P1"><text:tab/><text:tab/><text:tab/>write(outputSB.toString());</text:p>
      <text:p text:style-name="P1"><text:tab/><text:tab/>} <text:span text:style-name="T28">else</text:span> {</text:p>
      <text:p text:style-name="P1"><text:tab/><text:tab/><text:tab/>write("No output available, graph is cyclic");</text:p>
      <text:p text:style-name="P1"><text:tab/><text:tab/>}</text:p>
      <text:p text:style-name="P1"><text:tab/>}</text:p>
      <text:p text:style-name="P1"/>
      <text:p text:style-name="P1"><text:tab/><text:span text:style-name="T28">private</text:span> <text:span text:style-name="T28">void</text:span> <text:span text:style-name="T28">write</text:span>(<text:span text:style-name="T28">String</text:span> string) {</text:p>
      <text:p text:style-name="P1"><text:tab/><text:tab/><text:span text:style-name="T28">try</text:span> {</text:p>
      <text:p text:style-name="P1"><text:tab/><text:tab/><text:tab/>writer.write(string);</text:p>
      <text:p text:style-name="P1"><text:tab/><text:tab/><text:tab/>writer.flush();</text:p>
      <text:p text:style-name="P1"><text:tab/><text:tab/>} <text:span text:style-name="T28">catch</text:span> (<text:span text:style-name="T28">IOException</text:span> <text:span text:style-name="T28">e</text:span>) {</text:p>
      <text:p text:style-name="P1"><text:tab/><text:tab/><text:tab/><text:span text:style-name="T28">System</text:span>.<text:span text:style-name="T30">exit</text:span>(1);</text:p>
      <text:p text:style-name="P1"><text:tab/><text:tab/>}</text:p>
      <text:p text:style-name="P1"/>
      <text:p text:style-name="P1"><text:tab/>}</text:p>
      <text:p text:style-name="P1"/>
      <text:p text:style-name="P1"><text:tab/><text:span text:style-name="T28">private</text:span> <text:span text:style-name="T28">void</text:span> <text:span text:style-name="T28">makeOutFile</text:span>(<text:span text:style-name="T28">String</text:span> outFile) {</text:p>
      <text:p text:style-name="P1"><text:tab/><text:tab/>outFileName = <text:span text:style-name="T28">new</text:span> File(outFile);</text:p>
      <text:p text:style-name="P1"><text:tab/><text:tab/><text:span text:style-name="T28">try</text:span> {</text:p>
      <text:p text:style-name="P1"><text:tab/><text:tab/><text:tab/>writer = <text:span text:style-name="T28">new</text:span> PrintWriter(outFileName);</text:p>
      <text:p text:style-name="P1"><text:tab/><text:tab/>} <text:span text:style-name="T28">catch</text:span> (<text:span text:style-name="T28">FileNotFoundException</text:span> <text:span text:style-name="T28">e</text:span>) {</text:p>
      <text:p text:style-name="P1"><text:tab/><text:tab/><text:tab/><text:span text:style-name="T28">System</text:span>.<text:span text:style-name="T30">exit</text:span>(1);</text:p>
      <text:p text:style-name="P1"/>
      <text:p text:style-name="P1"><text:tab/><text:tab/>}</text:p>
      <text:p text:style-name="P1"><text:tab/>}</text:p>
      <text:p text:style-name="P1">}</text:p>
      <text:p text:style-name="P1"/>
      <text:p text:style-name="P2">//END CODE</text:p>
      <text:p text:style-name="P2"/>
      <text:p text:style-name="P2"/>
      <text:p text:style-name="P3">FILE OUTPUT AS FOLLOWS:</text:p>
      <text:p text:style-name="P3"/>
      <text:p text:style-name="P2">1 points to:<text:tab/>[2, 6, 5]</text:p>
      <text:p text:style-name="P2">2 points to:<text:tab/>[3, 6]</text:p>
      <text:p text:style-name="P2"><text:soft-page-break/>3 points to:<text:tab/>[6, 4]</text:p>
      <text:p text:style-name="P2">4 points to:<text:tab/>[6, 5]</text:p>
      <text:p text:style-name="P2">5 points to:<text:tab/>[6]</text:p>
      <text:p text:style-name="P2">6 points to:<text:tab/>[]</text:p>
      <text:p text:style-name="P2">InDegree Array:<text:tab/>[1] = 0<text:tab/>[2] = 1<text:tab/>[3] = 1<text:tab/>[4] = 1<text:tab/>[5] = 2 <text:s text:c="4"/>[6] = 5<text:tab/></text:p>
      <text:p text:style-name="P4"><text:span text:style-name="T34">TOPOLOGICAL SORTING:<text:tab/>1 2 3 4 5 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4T14:35:13.84</meta:creation-date>
    <dc:date>2018-04-24T14:39:17.01</dc:date>
    <meta:editing-duration>PT4M1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4" meta:paragraph-count="134" meta:word-count="448" meta:character-count="3436"/>
  </office:meta>
</office:document-meta>
</file>